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svg" manifest:media-type=""/>
  <manifest:file-entry manifest:full-path="media/image2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47">
      <style:graphic-properties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draw:fill="bitmap" draw:fill-image-name="a1000" style:repeat="stretch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draw:fill="solid" draw:fill-color="#ccf6ed" draw:opacity="100%" draw:stroke="non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>
      <style:graphic-properties draw:fill="bitmap" draw:fill-image-name="a1007" style:repeat="stretch" draw:stroke="non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13059in" fo:padding-bottom="0.13059in" fo:padding-left="0.13059in" fo:padding-right="0.1305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/>
    </style:style>
    <style:style style:family="presentation" style:name="a1081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draw:fill="gradient" draw:fill-gradient-name="a1082" draw:stroke="non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text" style:name="a9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draw:fill="none" draw:stroke="solid" svg:stroke-width="0.01389in" svg:stroke-color="#000000" svg:stroke-opacity="100%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9">
      <style:graphic-properties draw:fill="solid" draw:fill-color="#ccf6ed" draw:opacity="100%" draw:stroke="non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draw:fill="gradient" draw:fill-gradient-name="a930" draw:stroke="non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37">
      <style:graphic-properties draw:fill="solid" draw:fill-color="#ffffff" draw:opacity="90%" draw:stroke="solid" svg:stroke-width="0.01736in" svg:stroke-color="#16e7cf" svg:stroke-opacity="100%" svg:stroke-linecap="butt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.40972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457in" fo:padding-bottom="0.0457in" fo:padding-left="0.21212in" fo:padding-right="0.21212in" draw:textarea-vertical-align="middle" draw:textarea-horizontal-align="left" draw:fill="solid" draw:fill-color="#16e7cf" draw:opacity="100%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draw:fill="solid" draw:fill-color="#ffffff" draw:opacity="90%" draw:stroke="solid" svg:stroke-width="0.01736in" svg:stroke-color="#16e7cf" svg:stroke-opacity="100%" svg:stroke-linecap="butt"/>
    </style: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24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30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2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021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03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</office:automatic-styles>
  <office:body>
    <office:presentation>
      <draw:page draw:name="Slide93" draw:style-name="a886" draw:master-page-name="Master1-Layout1-title-Diapositive-de-titre" presentation:presentation-page-layout-name="Master1-PPL1" draw:id="Slide-348">
        <draw:frame draw:id="id140" presentation:style-name="a890" draw:name="Titre 1" svg:x="1.2in" svg:y="0.83in" svg:width="11in" svg:height="3.9in" presentation:class="title" presentation:placeholder="false">
          <draw:text-box>
            <text:p text:style-name="a889" text:class-names="" text:cond-style-name=""><text:span text:style-name="a887" text:class-names="">TIC TAC TOE Online</text:span><text:span text:style-name="a888" text:class-names=""/></text:p>
          </draw:text-box>
          <svg:title/>
          <svg:desc/>
        </draw:frame>
        <draw:frame draw:id="id141" presentation:style-name="a894" draw:name="Sous-titre 2" svg:x="1.20303in" svg:y="5.08in" svg:width="11in" svg:height="1.25in" presentation:class="subtitle" presentation:placeholder="false">
          <draw:text-box>
            <text:p text:style-name="a893" text:class-names="" text:cond-style-name=""><text:span text:style-name="a891" text:class-names="">Projet matchmaking</text:span><text:span text:style-name="a892" text:class-names=""/></text:p>
          </draw:text-box>
          <svg:title/>
          <svg:desc/>
        </draw:frame>
        <presentation:notes draw:style-name="a901">
          <draw:page-thumbnail draw:page-number="1" svg:x="0.75in" svg:y="1.25in" svg:width="6in" svg:height="3.375in" presentation:class="page" draw:id="id142" presentation:style-name="a895" draw:name="Espace réservé de l’image des diapositives 1">
            <svg:title/>
            <svg:desc/>
          </draw:page-thumbnail>
          <draw:frame draw:id="id143" presentation:style-name="a89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900" draw:name="Espace réservé du numéro de diapositive 3" svg:x="4.24826in" svg:y="9.49826in" svg:width="3.25in" svg:height="0.50174in">
            <draw:text-box>
              <text:p text:style-name="a899" text:class-names="" text:cond-style-name=""><text:span text:style-name="a897" text:class-names=""><text:page-number style:num-format="1" text:fixed="false">1</text:page-number></text:span><text:span text:style-name="a898" text:class-names=""/></text:p>
            </draw:text-box>
            <svg:title/>
            <svg:desc/>
          </draw:frame>
        </presentation:notes>
      </draw:page>
      <draw:page draw:name="Slide94" draw:style-name="a902" draw:master-page-name="Master1-Layout4-cust-En-tête-de-section" presentation:presentation-page-layout-name="Master1-PPL4" draw:id="Slide-349">
        <draw:frame draw:id="id145" presentation:style-name="a906" draw:name="Titre 1" svg:x="2.64422in" svg:y="0.83in" svg:width="8.0449in" svg:height="3.9in" presentation:class="title" presentation:placeholder="false">
          <draw:text-box>
            <text:p text:style-name="a905" text:class-names="" text:cond-style-name=""><text:span text:style-name="a903" text:class-names="">LE PROJET</text:span><text:span text:style-name="a904" text:class-names=""/></text:p>
          </draw:text-box>
          <svg:title/>
          <svg:desc/>
        </draw:frame>
        <draw:frame draw:id="id146" draw:style-name="a910" draw:name="Espace réservé du numéro de diapositive 3" svg:x="12.83922in" svg:y="7.10069in" svg:width="0.85303in" svg:height="0.39931in">
          <draw:text-box>
            <text:p text:style-name="a909" text:class-names="" text:cond-style-name=""><text:span text:style-name="a907" text:class-names=""><text:page-number style:num-format="1" text:fixed="false">‹N°›</text:page-number></text:span><text:span text:style-name="a908" text:class-names=""/></text:p>
          </draw:text-box>
          <svg:title/>
          <svg:desc/>
        </draw:frame>
        <presentation:notes draw:style-name="a917">
          <draw:page-thumbnail draw:page-number="2" svg:x="0.75in" svg:y="1.25in" svg:width="6in" svg:height="3.375in" presentation:class="page" draw:id="id147" presentation:style-name="a911" draw:name="Espace réservé de l’image des diapositives 1">
            <svg:title/>
            <svg:desc/>
          </draw:page-thumbnail>
          <draw:frame draw:id="id148" presentation:style-name="a91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916" draw:name="Espace réservé du numéro de diapositive 3" svg:x="4.24826in" svg:y="9.49826in" svg:width="3.25in" svg:height="0.50174in">
            <draw:text-box>
              <text:p text:style-name="a915" text:class-names="" text:cond-style-name=""><text:span text:style-name="a913" text:class-names=""><text:page-number style:num-format="1" text:fixed="false">2</text:page-number></text:span><text:span text:style-name="a914" text:class-names=""/></text:p>
            </draw:text-box>
            <svg:title/>
            <svg:desc/>
          </draw:frame>
        </presentation:notes>
      </draw:page>
      <draw:page draw:name="Slide95" draw:style-name="a918" draw:master-page-name="Master1-Layout8-cust-1_Titre-uniquement" presentation:presentation-page-layout-name="Master1-PPL8" draw:id="Slide-350">
        <draw:frame draw:id="id150" draw:style-name="a921" draw:name="Footer Placeholder 1" svg:x="1.2in" svg:y="7.05035in" svg:width="7.45654in" svg:height="0.39931in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51" draw:style-name="a925" draw:name="Espace réservé du numéro de diapositive 4" svg:x="12.02273in" svg:y="7.05035in" svg:width="0.85303in" svg:height="0.39931in">
          <draw:text-box>
            <text:p text:style-name="a924" text:class-names="" text:cond-style-name=""><text:span text:style-name="a922" text:class-names=""><text:page-number style:num-format="1" text:fixed="false">‹N°›</text:page-number></text:span><text:span text:style-name="a923" text:class-names=""/></text:p>
          </draw:text-box>
          <svg:title/>
          <svg:desc/>
        </draw:frame>
        <draw:frame draw:id="id152" presentation:style-name="a929" draw:name="Titre 5" svg:x="1.2in" svg:y="0.4613in" svg:width="6.2898in" svg:height="1.49724in" presentation:class="title" presentation:placeholder="false">
          <draw:text-box>
            <text:p text:style-name="a928" text:class-names="" text:cond-style-name=""><text:span text:style-name="a926" text:class-names="">Technologies utilisées</text:span><text:span text:style-name="a927" text:class-names=""/></text:p>
          </draw:text-box>
          <svg:title/>
          <svg:desc/>
        </draw:frame>
        <draw:frame draw:id="id153" presentation:style-name="a931" draw:name="Picture Placeholder 4" svg:x="8.66321in" svg:y="0in" svg:width="4.67012in" svg:height="7.5in" presentation:class="graphic" presentation:placeholder="true">
          <svg:title/>
          <svg:desc/>
        </draw:frame>
        <draw:g draw:name="Espace réservé du contenu 6" draw:id="id160" draw:style-name="a947">
          <svg:title/>
          <svg:desc/>
          <draw:custom-shape svg:x="1.2in" svg:y="3.14088in" svg:width="6.2898in" svg:height="0.79921in" draw:id="id154" draw:style-name="a93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2.67277in" svg:width="4.40286in" svg:height="0.93622in" draw:id="id155" draw:style-name="a936">
            <svg:title/>
            <svg:desc/>
            <text:p text:style-name="a935" text:class-names="" text:cond-style-name=""><text:span text:style-name="a933" text:class-names="">Javascript</text:span><text:span text:style-name="a934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4.57946in" svg:width="6.2898in" svg:height="0.79921in" draw:id="id156" draw:style-name="a93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4.11135in" svg:width="4.40286in" svg:height="0.93622in" draw:id="id157" draw:style-name="a941">
            <svg:title/>
            <svg:desc/>
            <text:p text:style-name="a940" text:class-names="" text:cond-style-name=""><text:span text:style-name="a938" text:class-names="">Electron</text:span><text:span text:style-name="a939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2in" svg:y="6.01804in" svg:width="6.2898in" svg:height="0.79921in" draw:id="id158" draw:style-name="a94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1449in" svg:y="5.54993in" svg:width="4.40286in" svg:height="0.93622in" draw:id="id159" draw:style-name="a946">
            <svg:title/>
            <svg:desc/>
            <text:p text:style-name="a945" text:class-names="" text:cond-style-name=""><text:span text:style-name="a943" text:class-names="">NodeJS + Colyseus</text:span><text:span text:style-name="a944" text:class-names=""/></text:p>
            <draw:enhanced-geometry xmlns:dr3d="urn:oasis:names:tc:opendocument:xmlns:dr3d:1.0" draw:type="non-primitive" svg:viewBox="0 0 4025972 856080" draw:enhanced-path="M 0 142683 C 0 63881 63881 0 142683 0 L 3883289 0 C 3962091 0 4025972 63881 4025972 142683 L 4025972 713397 C 4025972 792199 3962091 856080 3883289 856080 L 142683 856080 C 63881 856080 0 792199 0 713397 L 0 14268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5972"/>
              <draw:equation draw:name="f7" draw:formula="?f4 / 856080"/>
              <draw:equation draw:name="f8" draw:formula="0 * ?f5 / 4025972"/>
              <draw:equation draw:name="f9" draw:formula="142683 * ?f4 / 856080"/>
              <draw:equation draw:name="f10" draw:formula="142683 * ?f5 / 4025972"/>
              <draw:equation draw:name="f11" draw:formula="0 * ?f4 / 856080"/>
              <draw:equation draw:name="f12" draw:formula="3883289 * ?f5 / 4025972"/>
              <draw:equation draw:name="f13" draw:formula="4025972 * ?f5 / 4025972"/>
              <draw:equation draw:name="f14" draw:formula="713397 * ?f4 / 856080"/>
              <draw:equation draw:name="f15" draw:formula="856080 * ?f4 / 8560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61" draw:style-name="a951" draw:name="Espace réservé du numéro de diapositive 3" svg:x="12.83922in" svg:y="7.10069in" svg:width="0.85303in" svg:height="0.39931in">
          <draw:text-box>
            <text:p text:style-name="a950" text:class-names="" text:cond-style-name=""><text:span text:style-name="a948" text:class-names=""><text:page-number style:num-format="1" text:fixed="false">‹N°›</text:page-number></text:span><text:span text:style-name="a949" text:class-names=""/></text:p>
          </draw:text-box>
          <svg:title/>
          <svg:desc/>
        </draw:frame>
      </draw:page>
      <draw:page draw:name="Slide96" draw:style-name="a952" draw:master-page-name="Master1-Layout2-cust-Titre-et-contenu" presentation:presentation-page-layout-name="Master1-PPL2" draw:id="Slide-351">
        <draw:frame draw:id="id164" presentation:style-name="a967" draw:name="Espace réservé du contenu 5" svg:x="1.2in" svg:y="2.30556in" svg:width="11in" svg:height="4.11296in" presentation:class="outline" presentation:placeholder="false">
          <draw:text-box>
            <text:list text:style-name="a962">
              <text:list-item>
                <text:p text:style-name="a961" text:class-names="" text:cond-style-name="" text:id="id162"><text:span text:style-name="a953" text:class-names="">Répartissement</text:span><text:span text:style-name="a954" text:class-names=""><text:s text:c="1"/></text:span><text:span text:style-name="a955" text:class-names="">des</text:span><text:span text:style-name="a956" text:class-names=""><text:s text:c="1"/></text:span><text:span text:style-name="a957" text:class-names="">tâches</text:span><text:span text:style-name="a958" text:class-names=""><text:s text:c="1"/></text:span><text:span text:style-name="a959" text:class-names="">:</text:span><text:span text:style-name="a960" text:class-names=""/></text:p>
              </text:list-item>
            </text:list>
            <text:list text:style-name="a966">
              <text:list-item>
                <text:p text:style-name="a965" text:class-names="" text:cond-style-name="" text:id="id163"><text:span text:style-name="a963" text:class-names="">- Trello</text:span><text:span text:style-name="a964" text:class-names=""/></text:p>
              </text:list-item>
            </text:list>
          </draw:text-box>
          <svg:title/>
          <svg:desc/>
        </draw:frame>
        <draw:frame draw:id="id165" draw:style-name="a970" draw:name="Footer Placeholder 2" svg:x="1.2in" svg:y="7.05035in" svg:width="7.45654in" svg:height="0.39931in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66" draw:style-name="a974" draw:name="Espace réservé du numéro de diapositive 2" svg:x="12.02273in" svg:y="7.05035in" svg:width="0.85303in" svg:height="0.39931in">
          <draw:text-box>
            <text:p text:style-name="a973" text:class-names="" text:cond-style-name=""><text:span text:style-name="a971" text:class-names=""><text:page-number style:num-format="1" text:fixed="false">4</text:page-number></text:span><text:span text:style-name="a972" text:class-names=""/></text:p>
          </draw:text-box>
          <svg:title/>
          <svg:desc/>
        </draw:frame>
        <draw:frame draw:id="id167" presentation:style-name="a982" draw:name="Titre 3" svg:x="1.2in" svg:y="0.4613in" svg:width="11in" svg:height="1.49724in" presentation:class="title" presentation:placeholder="false">
          <draw:text-box>
            <text:p text:style-name="a981" text:class-names="" text:cond-style-name=""><text:span text:style-name="a975" text:class-names="">GESTION</text:span><text:span text:style-name="a976" text:class-names=""><text:s text:c="1"/></text:span><text:span text:style-name="a977" text:class-names="">DE</text:span><text:span text:style-name="a978" text:class-names=""><text:s text:c="1"/></text:span><text:span text:style-name="a979" text:class-names="">PROJE</text:span><text:span text:style-name="a980" text:class-names="">T</text:span></text:p>
          </draw:text-box>
          <svg:title/>
          <svg:desc/>
        </draw:frame>
        <draw:frame draw:id="id168" draw:style-name="a986" draw:name="Espace réservé du numéro de diapositive 3" svg:x="12.72157in" svg:y="6.85069in" svg:width="0.85303in" svg:height="0.39931in">
          <draw:text-box>
            <text:p text:style-name="a985" text:class-names="" text:cond-style-name=""><text:span text:style-name="a983" text:class-names=""><text:page-number style:num-format="1" text:fixed="false">‹N°›</text:page-number></text:span><text:span text:style-name="a98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3" smil:attributeName="visibility" smil:to="visible" smil:begin="0.0s" smil:dur="0.001s" smil:fill="hold"/>
                  <anim:transitionFilter smil:targetElement="id163" smil:type="fade" smil:subtype="crossfade" smil:dur="0.5s"/>
                </anim:par>
              </anim:par>
            </anim:par>
          </anim:seq>
        </anim:par>
      </draw:page>
      <draw:page draw:name="Slide97" draw:style-name="a987" draw:master-page-name="Master1-Layout2-cust-Titre-et-contenu" presentation:presentation-page-layout-name="Master1-PPL2" draw:id="Slide-352">
        <draw:frame draw:id="id169" draw:style-name="a990" draw:name="Footer Placeholder 2" svg:x="1.2in" svg:y="7.05035in" svg:width="7.45654in" svg:height="0.39931in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70" draw:style-name="a994" draw:name="Espace réservé du numéro de diapositive 2" svg:x="12.02273in" svg:y="7.05035in" svg:width="0.85303in" svg:height="0.39931in">
          <draw:text-box>
            <text:p text:style-name="a993" text:class-names="" text:cond-style-name=""><text:span text:style-name="a991" text:class-names=""><text:page-number style:num-format="1" text:fixed="false">5</text:page-number></text:span><text:span text:style-name="a992" text:class-names=""/></text:p>
          </draw:text-box>
          <svg:title/>
          <svg:desc/>
        </draw:frame>
        <draw:frame draw:id="id171" presentation:style-name="a998" draw:name="Titre 3" svg:x="1.2in" svg:y="0.4613in" svg:width="11in" svg:height="1.49724in" presentation:class="title" presentation:placeholder="false">
          <draw:text-box>
            <text:p text:style-name="a997" text:class-names="" text:cond-style-name=""><text:span text:style-name="a995" text:class-names="">PROBLEMES RENCONTRES</text:span><text:span text:style-name="a996" text:class-names=""/></text:p>
          </draw:text-box>
          <svg:title/>
          <svg:desc/>
        </draw:frame>
        <draw:g draw:name="Espace réservé du contenu 5" draw:id="id178" draw:style-name="a1013">
          <svg:title/>
          <svg:desc/>
          <draw:custom-shape svg:x="1.2in" svg:y="2.97391in" svg:width="11in" svg:height="1.23389in" draw:id="id172" draw:style-name="a999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3.25154in" svg:width="0.67864in" svg:height="0.67864in" draw:id="id173" draw:style-name="a1001">
            <svg:title/>
            <svg:desc>Sad Face with No Fill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2.97391in" svg:width="9.57486in" svg:height="1.23389in" draw:id="id174" draw:style-name="a1005">
            <svg:title/>
            <svg:desc/>
            <text:p text:style-name="a1004" text:class-names="" text:cond-style-name=""><text:span text:style-name="a1002" text:class-names="">Très gros manque de temps</text:span><text:span text:style-name="a1003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in" svg:y="4.51627in" svg:width="11in" svg:height="1.23389in" draw:id="id175" draw:style-name="a100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.57325in" svg:y="4.7939in" svg:width="0.67864in" svg:height="0.67864in" draw:id="id176" draw:style-name="a1008">
            <svg:title/>
            <svg:desc>Wind Chim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62514in" svg:y="4.51627in" svg:width="9.57486in" svg:height="1.23389in" draw:id="id177" draw:style-name="a1012">
            <svg:title/>
            <svg:desc/>
            <text:p text:style-name="a1011" text:class-names="" text:cond-style-name=""><text:span text:style-name="a1009" text:class-names="">GraphQL</text:span><text:span text:style-name="a1010" text:class-names=""/></text:p>
            <draw:enhanced-geometry xmlns:dr3d="urn:oasis:names:tc:opendocument:xmlns:dr3d:1.0" draw:type="non-primitive" svg:viewBox="0 0 8755251 1128267" draw:enhanced-path="M 0 0 L 8755251 0 8755251 1128267 0 11282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55251"/>
              <draw:equation draw:name="f7" draw:formula="?f4 / 1128267"/>
              <draw:equation draw:name="f8" draw:formula="0 * ?f5 / 8755251"/>
              <draw:equation draw:name="f9" draw:formula="0 * ?f4 / 1128267"/>
              <draw:equation draw:name="f10" draw:formula="8755251 * ?f5 / 8755251"/>
              <draw:equation draw:name="f11" draw:formula="1128267 * ?f4 / 11282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79" draw:style-name="a1017" draw:name="Espace réservé du numéro de diapositive 3" svg:x="12.71422in" svg:y="6.85069in" svg:width="0.85303in" svg:height="0.39931in">
          <draw:text-box>
            <text:p text:style-name="a1016" text:class-names="" text:cond-style-name=""><text:span text:style-name="a1014" text:class-names=""><text:page-number style:num-format="1" text:fixed="false">‹N°›</text:page-number></text:span><text:span text:style-name="a1015" text:class-names=""/></text:p>
          </draw:text-box>
          <svg:title/>
          <svg:desc/>
        </draw:frame>
      </draw:page>
      <draw:page draw:name="Slide98" draw:style-name="a1018" draw:master-page-name="Master1-Layout2-cust-Titre-et-contenu" presentation:presentation-page-layout-name="Master1-PPL2" draw:id="Slide-353">
        <draw:frame draw:id="id185" presentation:style-name="a1034" draw:name="Espace réservé du contenu 5" svg:x="1.2in" svg:y="2.30556in" svg:width="11in" svg:height="4.11296in" presentation:class="outline" presentation:placeholder="false">
          <draw:text-box>
            <text:list text:style-name="a1021">
              <text:list-item>
                <text:p text:style-name="a1020" text:class-names="" text:cond-style-name="" text:id="id180"><text:span text:style-name="a1019" text:class-names="">Connexion / Inscription</text:span></text:p>
              </text:list-item>
            </text:list>
            <text:list text:style-name="a1024">
              <text:list-item>
                <text:p text:style-name="a1023" text:class-names="" text:cond-style-name="" text:id="id181"><text:span text:style-name="a1022" text:class-names="">Rejoindre un salon</text:span></text:p>
              </text:list-item>
            </text:list>
            <text:list text:style-name="a1027">
              <text:list-item>
                <text:p text:style-name="a1026" text:class-names="" text:cond-style-name="" text:id="id182"><text:span text:style-name="a1025" text:class-names="">Jouer au morpion</text:span></text:p>
              </text:list-item>
            </text:list>
            <text:list text:style-name="a1030">
              <text:list-item>
                <text:p text:style-name="a1029" text:class-names="" text:cond-style-name="" text:id="id183"><text:span text:style-name="a1028" text:class-names="">Reconnexion en combat</text:span></text:p>
              </text:list-item>
            </text:list>
            <text:list text:style-name="a1033">
              <text:list-item>
                <text:p text:style-name="a1032" text:class-names="" text:cond-style-name="" text:id="id184"><text:span text:style-name="a1031" text:class-names="">Statistiques stockées en DB</text:span></text:p>
              </text:list-item>
            </text:list>
          </draw:text-box>
          <svg:title/>
          <svg:desc/>
        </draw:frame>
        <draw:frame draw:id="id186" draw:style-name="a1037" draw:name="Footer Placeholder 2" svg:x="1.2in" svg:y="7.05035in" svg:width="7.45654in" svg:height="0.39931in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87" draw:style-name="a1041" draw:name="Espace réservé du numéro de diapositive 2" svg:x="12.02273in" svg:y="7.05035in" svg:width="0.85303in" svg:height="0.39931in">
          <draw:text-box>
            <text:p text:style-name="a1040" text:class-names="" text:cond-style-name=""><text:span text:style-name="a1038" text:class-names=""><text:page-number style:num-format="1" text:fixed="false">6</text:page-number></text:span><text:span text:style-name="a1039" text:class-names=""/></text:p>
          </draw:text-box>
          <svg:title/>
          <svg:desc/>
        </draw:frame>
        <draw:frame draw:id="id188" presentation:style-name="a1045" draw:name="Titre 3" svg:x="1.2in" svg:y="0.4613in" svg:width="11in" svg:height="1.49724in" presentation:class="title" presentation:placeholder="false">
          <draw:text-box>
            <text:p text:style-name="a1044" text:class-names="" text:cond-style-name=""><text:span text:style-name="a1042" text:class-names="">FONCTIONNALITES</text:span><text:span text:style-name="a1043" text:class-names=""/></text:p>
          </draw:text-box>
          <svg:title/>
          <svg:desc/>
        </draw:frame>
        <draw:frame draw:id="id189" draw:style-name="a1049" draw:name="Espace réservé du numéro de diapositive 3" svg:x="12.71422in" svg:y="6.85069in" svg:width="0.85303in" svg:height="0.39931in">
          <draw:text-box>
            <text:p text:style-name="a1048" text:class-names="" text:cond-style-name=""><text:span text:style-name="a1046" text:class-names=""><text:page-number style:num-format="1" text:fixed="false">‹N°›</text:page-number></text:span><text:span text:style-name="a104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0" smil:attributeName="visibility" smil:to="visible" smil:begin="0.0s" smil:dur="0.001s" smil:fill="hold"/>
                  <anim:transitionFilter smil:targetElement="id18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1" smil:attributeName="visibility" smil:to="visible" smil:begin="0.0s" smil:dur="0.001s" smil:fill="hold"/>
                  <anim:transitionFilter smil:targetElement="id18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2" smil:attributeName="visibility" smil:to="visible" smil:begin="0.0s" smil:dur="0.001s" smil:fill="hold"/>
                  <anim:transitionFilter smil:targetElement="id18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4" smil:attributeName="visibility" smil:to="visible" smil:begin="0.0s" smil:dur="0.001s" smil:fill="hold"/>
                  <anim:transitionFilter smil:targetElement="id184" smil:type="fade" smil:subtype="crossfade" smil:dur="0.5s"/>
                </anim:par>
              </anim:par>
            </anim:par>
          </anim:seq>
        </anim:par>
      </draw:page>
      <draw:page draw:name="Slide99" draw:style-name="a1050" draw:master-page-name="Master1-Layout1-title-Diapositive-de-titre" presentation:presentation-page-layout-name="Master1-PPL1" draw:id="Slide-354">
        <draw:frame draw:id="id190" presentation:style-name="a1054" draw:name="Titre 3" svg:x="1.2in" svg:y="0.83in" svg:width="11in" svg:height="3.9in" presentation:class="title" presentation:placeholder="false">
          <draw:text-box>
            <text:p text:style-name="a1053" text:class-names="" text:cond-style-name=""><text:span text:style-name="a1051" text:class-names="">UNE DEMO ?</text:span><text:span text:style-name="a1052" text:class-names=""/></text:p>
          </draw:text-box>
          <svg:title/>
          <svg:desc/>
        </draw:frame>
        <draw:frame draw:id="id191" presentation:style-name="a1058" draw:name="Sous-titre 6" svg:x="1.20303in" svg:y="5.08in" svg:width="11in" svg:height="1.25in" presentation:class="subtitle" presentation:placeholder="false">
          <draw:text-box>
            <text:p text:style-name="a1057" text:class-names="" text:cond-style-name=""><text:span text:style-name="a1055" text:class-names="">C’est parti …</text:span><text:span text:style-name="a1056" text:class-names=""/></text:p>
          </draw:text-box>
          <svg:title/>
          <svg:desc/>
        </draw:frame>
        <draw:frame draw:id="id192" draw:style-name="a1061" draw:name="Espace réservé du pied de page 1" svg:x="1.2in" svg:y="7.05035in" svg:width="7.45654in" svg:height="0.39931in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93" draw:style-name="a1065" draw:name="Espace réservé du numéro de diapositive 2" svg:x="12.02273in" svg:y="7.05035in" svg:width="0.85303in" svg:height="0.39931in">
          <draw:text-box>
            <text:p text:style-name="a1064" text:class-names="" text:cond-style-name=""><text:span text:style-name="a1062" text:class-names=""><text:page-number style:num-format="1" text:fixed="false">‹N°›</text:page-number></text:span><text:span text:style-name="a1063" text:class-names=""/></text:p>
          </draw:text-box>
          <svg:title/>
          <svg:desc/>
        </draw:frame>
        <draw:frame draw:id="id194" draw:style-name="a1069" draw:name="Espace réservé du numéro de diapositive 3" svg:x="12.83922in" svg:y="7.10069in" svg:width="0.85303in" svg:height="0.39931in">
          <draw:text-box>
            <text:p text:style-name="a1068" text:class-names="" text:cond-style-name=""><text:span text:style-name="a1066" text:class-names=""><text:page-number style:num-format="1" text:fixed="false">‹N°›</text:page-number></text:span><text:span text:style-name="a1067" text:class-names=""/></text:p>
          </draw:text-box>
          <svg:title/>
          <svg:desc/>
        </draw:frame>
      </draw:page>
      <draw:page draw:name="Slide100" draw:style-name="a1070" draw:master-page-name="Master1-Layout8-cust-1_Titre-uniquement" presentation:presentation-page-layout-name="Master1-PPL8" draw:id="Slide-355">
        <draw:frame draw:id="id195" draw:style-name="a1073" draw:name="Espace réservé du pied de page 1" svg:x="1.2in" svg:y="7.05035in" svg:width="7.45654in" svg:height="0.39931in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96" draw:style-name="a1077" draw:name="Espace réservé du numéro de diapositive 2" svg:x="12.02273in" svg:y="7.05035in" svg:width="0.85303in" svg:height="0.39931in">
          <draw:text-box>
            <text:p text:style-name="a1076" text:class-names="" text:cond-style-name=""><text:span text:style-name="a1074" text:class-names=""><text:page-number style:num-format="1" text:fixed="false">‹N°›</text:page-number></text:span><text:span text:style-name="a1075" text:class-names=""/></text:p>
          </draw:text-box>
          <svg:title/>
          <svg:desc/>
        </draw:frame>
        <draw:frame draw:id="id197" presentation:style-name="a1081" draw:name="Titre 3" svg:x="1.2in" svg:y="0.4613in" svg:width="6.2898in" svg:height="1.49724in" presentation:class="title" presentation:placeholder="false">
          <draw:text-box>
            <text:p text:style-name="a1080" text:class-names="" text:cond-style-name=""><text:span text:style-name="a1078" text:class-names="">Pour conclure …</text:span><text:span text:style-name="a1079" text:class-names=""/></text:p>
          </draw:text-box>
          <svg:title/>
          <svg:desc/>
        </draw:frame>
        <draw:frame draw:id="id198" presentation:style-name="a1083" draw:name="Espace réservé pour une image  4" svg:x="8.66321in" svg:y="0in" svg:width="4.67012in" svg:height="7.5in" presentation:class="graphic" presentation:placeholder="true">
          <svg:title/>
          <svg:desc/>
        </draw:frame>
        <draw:frame draw:id="id199" presentation:style-name="a1106" draw:name="Espace réservé du contenu 5" svg:x="1.2in" svg:y="2.54017in" svg:width="6.2898in" svg:height="4.40969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4" text:class-names="">Progression</text:span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tab/>- Deadline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1" text:class-names=""><text:tab/></text:span><text:span text:style-name="a1092" text:class-names="">-</text:span><text:span text:style-name="a1093" text:class-names=""><text:s text:c="1"/></text:span><text:span text:style-name="a1094" text:class-names="">Technos</text:span><text:span text:style-name="a1095" text:class-names=""><text:s text:c="1"/></text:span><text:span text:style-name="a1096" text:class-names="">utilisées</text:span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Projet utile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Regrets</text:span></text:p>
              </text:list-item>
            </text:list>
          </draw:text-box>
          <svg:title/>
          <svg:desc/>
        </draw:frame>
        <draw:frame draw:id="id200" draw:style-name="a1110" draw:name="Espace réservé du numéro de diapositive 3" svg:x="12.83922in" svg:y="7.10069in" svg:width="0.85303in" svg:height="0.39931in">
          <draw:text-box>
            <text:p text:style-name="a1109" text:class-names="" text:cond-style-name=""><text:span text:style-name="a1107" text:class-names=""><text:page-number style:num-format="1" text:fixed="false">‹N°›</text:page-number></text:span><text:span text:style-name="a1108" text:class-names=""/></text:p>
          </draw:text-box>
          <svg:title/>
          <svg:desc/>
        </draw:frame>
      </draw:page>
      <draw:page draw:name="Slide91" draw:style-name="a1111" draw:master-page-name="Master1-Layout1-title-Diapositive-de-titre" presentation:presentation-page-layout-name="Master1-PPL1" draw:id="Slide-346">
        <draw:frame draw:id="id201" presentation:style-name="a1115" draw:name="Titre 11" svg:x="1.2in" svg:y="0.83in" svg:width="11in" svg:height="3.9in" presentation:class="title" presentation:placeholder="false">
          <draw:text-box>
            <text:p text:style-name="a1114" text:class-names="" text:cond-style-name=""><text:span text:style-name="a1112" text:class-names="">DES QUESTIONS ?</text:span><text:span text:style-name="a1113" text:class-names=""/></text:p>
          </draw:text-box>
          <svg:title/>
          <svg:desc/>
        </draw:frame>
        <draw:frame draw:id="id202" presentation:style-name="a1121" draw:name="Sous-titre 3" svg:x="1.20303in" svg:y="5.08in" svg:width="11in" svg:height="1.25in" presentation:class="subtitle" presentation:placeholder="false">
          <draw:text-box>
            <text:p text:style-name="a1120" text:class-names="" text:cond-style-name=""><text:span text:style-name="a1116" text:class-names="">Merci de votre<text:s text:c="1"/></text:span><text:span text:style-name="a1117" text:class-names="">ecoute</text:span><text:span text:style-name="a1118" text:class-names=""><text:s text:c="1"/>!</text:span><text:span text:style-name="a1119" text:class-names=""/></text:p>
          </draw:text-box>
          <svg:title/>
          <svg:desc/>
        </draw:frame>
        <draw:frame draw:id="id203" draw:style-name="a1124" draw:name="Espace réservé du pied de page 2" svg:x="1.2in" svg:y="7.05035in" svg:width="7.45654in" svg:height="0.39931in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204" draw:style-name="a1128" draw:name="Espace réservé du numéro de diapositive 1" svg:x="12.02273in" svg:y="7.05035in" svg:width="0.85303in" svg:height="0.39931in">
          <draw:text-box>
            <text:p text:style-name="a1127" text:class-names="" text:cond-style-name=""><text:span text:style-name="a1125" text:class-names=""><text:page-number style:num-format="1" text:fixed="false">‹N°›</text:page-number></text:span><text:span text:style-name="a1126" text:class-names=""/></text:p>
          </draw:text-box>
          <svg:title/>
          <svg:desc/>
        </draw:frame>
        <draw:frame draw:id="id205" draw:style-name="a1140" draw:name="ZoneTexte 6" svg:x="0.58919in" svg:y="6.02499in" svg:width="3.29221in" svg:height="1.00977in">
          <draw:text-box>
            <text:p text:style-name="a1130" text:class-names="" text:cond-style-name=""><text:span text:style-name="a1129" text:class-names="">Julien CASTERA</text:span></text:p>
            <text:p text:style-name="a1134" text:class-names="" text:cond-style-name=""><text:span text:style-name="a1131" text:class-names="">Enzo</text:span><text:span text:style-name="a1132" text:class-names=""><text:s text:c="1"/></text:span><text:span text:style-name="a1133" text:class-names="">GUILMER</text:span></text:p>
            <text:p text:style-name="a1139" text:class-names="" text:cond-style-name=""><text:span text:style-name="a1135" text:class-names="">Louna</text:span><text:span text:style-name="a1136" text:class-names=""><text:s text:c="1"/></text:span><text:span text:style-name="a1137" text:class-names="">TABBAR</text:span><text:span text:style-name="a1138" text:class-names="">A</text:span></text:p>
          </draw:text-box>
          <svg:title/>
          <svg:desc/>
        </draw:frame>
        <draw:frame draw:id="id206" draw:style-name="a1144" draw:name="Espace réservé du numéro de diapositive 3" svg:x="12.83922in" svg:y="7.10069in" svg:width="0.85303in" svg:height="0.39931in">
          <draw:text-box>
            <text:p text:style-name="a1143" text:class-names="" text:cond-style-name=""><text:span text:style-name="a1141" text:class-names=""><text:page-number style:num-format="1" text:fixed="false">‹N°›</text:page-number></text:span><text:span text:style-name="a1142" text:class-names=""/></text:p>
          </draw:text-box>
          <svg:title/>
          <svg:desc/>
        </draw:frame>
        <presentation:notes draw:style-name="a1151">
          <draw:page-thumbnail draw:page-number="9" svg:x="0.75in" svg:y="1.25in" svg:width="6in" svg:height="3.375in" presentation:class="page" draw:id="id207" presentation:style-name="a1145" draw:name="Espace réservé de l’image des diapositives 1">
            <svg:title/>
            <svg:desc/>
          </draw:page-thumbnail>
          <draw:frame draw:id="id208" presentation:style-name="a114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09" draw:style-name="a1150" draw:name="Espace réservé du numéro de diapositive 3" svg:x="4.24826in" svg:y="9.49826in" svg:width="3.25in" svg:height="0.50174in">
            <draw:text-box>
              <text:p text:style-name="a1149" text:class-names="" text:cond-style-name=""><text:span text:style-name="a1147" text:class-names=""><text:page-number style:num-format="1" text:fixed="false">16</text:page-number></text:span><text:span text:style-name="a114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re et contenu"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3" style:display-name="1_Titre et contenu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graphic" svg:x="1.2in" svg:y="2.36276in" svg:width="3.19271in" svg:height="3.19271in"/>
      <presentation:placeholder presentation:object="graphic" svg:x="5.09535in" svg:y="2.36276in" svg:width="3.19271in" svg:height="3.19271in"/>
      <presentation:placeholder presentation:object="graphic" svg:x="8.9907in" svg:y="2.36276in" svg:width="3.19271in" svg:height="3.19271in"/>
      <presentation:placeholder presentation:object="outline" svg:x="1.2in" svg:y="6.00062in" svg:width="3.19271in" svg:height="0.63816in"/>
      <presentation:placeholder presentation:object="outline" svg:x="5.10365in" svg:y="6.00062in" svg:width="3.19271in" svg:height="0.63816in"/>
      <presentation:placeholder presentation:object="outline" svg:x="9.00729in" svg:y="6.00062in" svg:width="3.19271in" svg:height="0.63816in"/>
      <presentation:placeholder presentation:object="title" svg:x="1.2in" svg:y="0.4613in" svg:width="11in" svg:height="1.49724in"/>
    </style:presentation-page-layout>
    <style:presentation-page-layout style:name="Master1-PPL4" style:display-name="En-tête de section">
      <presentation:placeholder presentation:object="title" svg:x="2.64422in" svg:y="0.83in" svg:width="8.0449in" svg:height="3.9in"/>
      <presentation:placeholder presentation:object="outline" svg:x="2.64422in" svg:y="5.1in" svg:width="8.0449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Deux contenus"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6" style:display-name="Comparaison"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7" style:display-name="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11in" svg:height="1.49724in"/>
    </style:presentation-page-layout>
    <style:presentation-page-layout style:name="Master1-PPL8" style:display-name="1_Titre uniquement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0.4613in" svg:width="6.2898in" svg:height="1.49724in"/>
      <presentation:placeholder presentation:object="graphic" svg:x="8.66321in" svg:y="0in" svg:width="4.67012in" svg:height="7.5in"/>
      <presentation:placeholder presentation:object="object" svg:x="1.2in" svg:y="2.54017in" svg:width="6.2898in" svg:height="4.40969in"/>
    </style:presentation-page-layout>
    <style:presentation-page-layout style:name="Master1-PPL9" style:display-name="Vid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30" draw:style="radial" draw:cx="50%" draw:cy="50%" draw:start-color="#ec3e95" draw:end-color="#ec3e95" draw:start-intensity="100%" draw:end-intensity="100%"/>
    <draw:gradient draw:name="a1082" draw:style="radial" draw:cx="50%" draw:cy="50%" draw:start-color="#ec3e95" draw:end-color="#ec3e95" draw:start-intensity="100%" draw:end-intensity="100%"/>
    <draw:gradient draw:name="a754" draw:style="radial" draw:cx="50%" draw:cy="50%" draw:start-color="#ec3e95" draw:end-color="#ec3e95" draw:start-intensity="100%" draw:end-intensity="100%"/>
    <draw:fill-image draw:name="a1000" xlink:href="media/image1.svg" xlink:show="embed" xlink:actuate="onLoad"/>
    <draw:fill-image draw:name="a1007" xlink:href="media/image2.svg" xlink:show="embed" xlink:actuate="onLoad"/>
    <draw:stroke-dash draw:name="a175" draw:display-name="Dash" draw:style="rect" draw:dots1="1" draw:dots1-length="0.125in" draw:dots2="0" draw:dots2-length="0in" draw:distance="0.125in"/>
    <draw:stroke-dash draw:name="a590" draw:display-name="Dash" draw:style="rect" draw:dots1="1" draw:dots1-length="0.125in" draw:dots2="0" draw:dots2-length="0in" draw:distance="0.125in"/>
    <draw:stroke-dash draw:name="a91" draw:display-name="Dash" draw:style="rect" draw:dots1="1" draw:dots1-length="0.125in" draw:dots2="0" draw:dots2-length="0in" draw:distance="0.125in"/>
    <draw:stroke-dash draw:name="a467" draw:display-name="Dash" draw:style="rect" draw:dots1="1" draw:dots1-length="0.125in" draw:dots2="0" draw:dots2-length="0in" draw:distance="0.125in"/>
    <draw:stroke-dash draw:name="a671" draw:display-name="Dash" draw:style="rect" draw:dots1="1" draw:dots1-length="0.125in" draw:dots2="0" draw:dots2-length="0in" draw:distance="0.125in"/>
    <draw:stroke-dash draw:name="a360" draw:display-name="Dash" draw:style="rect" draw:dots1="1" draw:dots1-length="0.125in" draw:dots2="0" draw:dots2-length="0in" draw:distance="0.125in"/>
    <draw:stroke-dash draw:name="a104" draw:display-name="Dash" draw:style="rect" draw:dots1="1" draw:dots1-length="0.125in" draw:dots2="0" draw:dots2-length="0in" draw:distance="0.125in"/>
    <draw:stroke-dash draw:name="a373" draw:display-name="Dash" draw:style="rect" draw:dots1="1" draw:dots1-length="0.125in" draw:dots2="0" draw:dots2-length="0in" draw:distance="0.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389in" svg:stroke-color="#404040" svg:stroke-opacity="100%" svg:stroke-linecap="butt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67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1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67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61d83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ef5fa7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solid" svg:stroke-width="0.04167in" svg:stroke-color="#00a2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nsolas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in" fo:padding-right="0in" draw:textarea-vertical-align="top" draw:textarea-horizontal-align="left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4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draw:fill="none" draw:stroke="solid" svg:stroke-width="0.01389in" svg:stroke-color="#ffffff" svg:stroke-opacity="100%" svg:stroke-linecap="butt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6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90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73" svg:stroke-width="0.04167in" svg:stroke-color="#ff644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5" svg:stroke-width="0.04167in" svg:stroke-color="#61d836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a2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16e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61d83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fae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ff644e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ef5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00a2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onsolas" fo:font-size="0.55556in" style:font-size-asian="0.55556in" style:font-size-complex="0.55556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76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34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text:list-style style:name="a4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 ">
        <style:list-level-properties text:space-before="0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00a2ff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00a2ff" fo:font-family="Calibri" style:font-family-generic="swiss" style:font-pitch="variable" fo:font-size="100%"/>
      </text:list-level-style-bullet>
    </text:list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frame draw:id="id0" presentation:style-name="a4" draw:name="Espace réservé du titre 1" svg:x="1.2in" svg:y="0.31343in" svg:width="11in" svg:height="1.58657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1.2in" svg:y="2.30556in" svg:width="11in" svg:height="4.1129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12.02273in" svg:y="7.05035in" svg:width="0.8530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°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’en-tête 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6/02/2020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’image des diapositives 3">
          <svg:title/>
          <svg:desc/>
        </draw:page-thumbnail>
        <draw:frame draw:id="id8" presentation:style-name="a58" draw:name="Espace réservé des commentair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2in" svg:y="0.83in" svg:width="11in" svg:height="3.9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20303in" svg:y="5.08in" svg:width="11in" svg:height="1.25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connector draw:type="line" svg:x1="1.32071in" svg:y1="4.89364in" svg:x2="11.3054in" svg:y2="4.89364in" draw:id="id13" draw:style-name="a76" draw:name="Connecteur droit 8">
        <svg:title/>
        <svg:desc/>
      </draw:connector>
      <draw:frame draw:id="id14" presentation:style-name="a81" draw:name="Espace réservé de la date 3" svg:x="8.98778in" svg:y="7.05035in" svg:width="2.8268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5" presentation:style-name="a84" draw:name="Espace réservé du pied de page 4" svg:x="1.2in" svg:y="7.05035in" svg:width="7.45654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8" draw:name="Espace réservé du numéro de diapositive 5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°›</text:page-number></text:span><text:span text:style-name="a86" text:class-names=""/></text:p>
        </draw:text-box>
        <svg:title/>
        <svg:desc/>
      </draw:frame>
      <draw:custom-shape svg:x="11.40572in" svg:y="0.39449in" svg:width="1.13283in" svg:height="1.13283in" draw:id="id17" draw:style-name="a92" draw:name="Ovale 10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18" draw:style-name="a95" draw:name="Ovale 11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59187in" svg:width="0.30994in" svg:height="0.30994in" draw:id="id19" draw:style-name="a98" draw:name="Ovale 12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20" draw:style-name="a101" draw:name="Ovale 13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-0.00218in" svg:width="1.85968in" svg:height="1.85968in" draw:id="id21" draw:style-name="a105" draw:name="Ovale 14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138">
        <draw:frame draw:id="id5" presentation:style-name="a108" draw:name="Espace réservé de l’en-tête 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3" draw:name="Espace réservé de la date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26/02/2020</text:date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" draw:name="Espace réservé de l’image des diapositives 3">
          <svg:title/>
          <svg:desc/>
        </draw:page-thumbnail>
        <draw:frame draw:id="id8" presentation:style-name="a130" draw:name="Espace réservé des commentaire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Modifiez les styles du texte du masque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Deuxième niveau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Cinquième niveau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Espace réservé du pied de page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7" draw:name="Espace réservé du numéro de diapositive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>‹N°›</text:page-number></text:span><text:span text:style-name="a135" text:class-names=""/></text:p>
          </draw:text-box>
          <svg:title/>
          <svg:desc/>
        </draw:frame>
      </presentation:notes>
    </style:master-page>
    <style:master-page style:name="Master1-Layout2-cust-Titre-et-contenu" style:page-layout-name="pageLayout1" draw:style-name="a139">
      <draw:frame draw:id="id22" presentation:style-name="a156" draw:name="Espace réservé du contenu 2" svg:x="1.2in" svg:y="2.30556in" svg:width="11in" svg:height="4.1129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euxième niveau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Cinquième niveau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61" draw:name="Espace réservé de la date 6" svg:x="8.98778in" svg:y="7.05035in" svg:width="2.82683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/></text:span><text:span text:style-name="a159" text:class-names=""/></text:p>
        </draw:text-box>
        <svg:title/>
        <svg:desc/>
      </draw:frame>
      <draw:frame draw:id="id24" presentation:style-name="a164" draw:name="Espace réservé du pied de page 7" svg:x="1.2in" svg:y="7.05035in" svg:width="7.45654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25" presentation:style-name="a168" draw:name="Espace réservé du numéro de diapositive 8" svg:x="12.02273in" svg:y="7.05035in" svg:width="0.85303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N°›</text:page-number></text:span><text:span text:style-name="a166" text:class-names=""/></text:p>
        </draw:text-box>
        <svg:title/>
        <svg:desc/>
      </draw:frame>
      <draw:g draw:name="Groupe 20" draw:id="id26">
        <svg:title/>
        <svg:desc/>
        <draw:custom-shape svg:width="0.10828in" svg:height="0.10828in" draw:id="id32" draw:style-name="a188" draw:transform="translate(-0.05414in -0.05414in) rotate(-1.5708) translate(0.47401in 0.97838in)" draw:name="Ovale 21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3" draw:style-name="a191" draw:transform="translate(-0.05414in -0.05414in) rotate(-1.5708) translate(0.47401in 1.15578in)" draw:name="Ovale 22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4" draw:style-name="a194" draw:transform="translate(-0.05414in -0.05414in) rotate(-1.5708) translate(0.47401in 1.33319in)" draw:name="Ovale 23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5" draw:style-name="a197" draw:transform="translate(-0.05414in -0.05414in) rotate(-1.5708) translate(0.47401in 1.51059in)" draw:name="Ovale 24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6" draw:style-name="a200" draw:transform="translate(-0.05414in -0.05414in) rotate(-1.5708) translate(0.47401in 1.688in)" draw:name="Ovale 25">
          <svg:title/>
          <svg:desc/>
          <text:p text:style-name="a199" text:class-names="" text:cond-style-name=""><text:span text:style-name="a1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37" draw:style-name="a203" draw:transform="translate(-0.05414in -0.05414in) rotate(-1.5708) translate(0.47401in 0.80098in)" draw:name="Ovale 26">
          <svg:title/>
          <svg:desc/>
          <text:p text:style-name="a202" text:class-names="" text:cond-style-name=""><text:span text:style-name="a2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27" presentation:style-name="a172" draw:name="Titre 1" svg:x="1.2in" svg:y="0.4613in" svg:width="11in" svg:height="1.49724in" presentation:class="title" presentation:placeholder="false">
        <draw:text-box>
          <text:p text:style-name="a171" text:class-names="" text:cond-style-name=""><text:span text:style-name="a169" text:class-names="">Le titre vient ici</text:span><text:span text:style-name="a170" text:class-names=""/></text:p>
        </draw:text-box>
        <svg:title/>
        <svg:desc/>
      </draw:frame>
      <draw:custom-shape svg:x="11.40572in" svg:y="0.39449in" svg:width="1.13283in" svg:height="1.13283in" draw:id="id28" draw:style-name="a176" draw:name="Ovale 28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29" draw:style-name="a179" draw:name="Ovale 30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30" draw:style-name="a182" draw:name="Ovale 31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31" draw:style-name="a185" draw:name="Ovale 18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236">
        <draw:frame draw:id="id5" presentation:style-name="a206" draw:name="Espace réservé de l’en-tête 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1" draw:name="Espace réservé de la date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26/02/2020</text:date></text:span><text:span text:style-name="a2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2" draw:name="Espace réservé de l’image des diapositives 3">
          <svg:title/>
          <svg:desc/>
        </draw:page-thumbnail>
        <draw:frame draw:id="id8" presentation:style-name="a228" draw:name="Espace réservé des commentaires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Modifiez les styles du texte du masque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Deuxième niveau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Espace réservé du pied de page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5" draw:name="Espace réservé du numéro de diapositive 6" svg:x="4.24826in" svg:y="9.49826in" svg:width="3.25in" svg:height="0.50174in" presentation:class="page-number" presentation:placeholder="false">
          <draw:text-box>
            <text:p text:style-name="a234" text:class-names="" text:cond-style-name=""><text:span text:style-name="a232" text:class-names=""><text:page-number style:num-format="1" text:fixed="false">‹N°›</text:page-number></text:span><text:span text:style-name="a233" text:class-names=""/></text:p>
          </draw:text-box>
          <svg:title/>
          <svg:desc/>
        </draw:frame>
      </presentation:notes>
    </style:master-page>
    <style:master-page style:name="Master1-Layout3-cust-1_Titre-et-contenu" style:page-layout-name="pageLayout1" draw:style-name="a237">
      <draw:frame draw:id="id38" presentation:style-name="a242" draw:name="Espace réservé de la date 6" svg:x="8.98778in" svg:y="7.05035in" svg:width="2.8268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7" svg:x="1.2in" svg:y="7.05035in" svg:width="7.45654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8" svg:x="12.02273in" svg:y="7.05035in" svg:width="0.8530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°›</text:page-number></text:span><text:span text:style-name="a247" text:class-names=""/></text:p>
        </draw:text-box>
        <svg:title/>
        <svg:desc/>
      </draw:frame>
      <draw:frame draw:id="id41" presentation:style-name="a254" draw:name="Espace réservé d’image 3" svg:x="1.2in" svg:y="2.36276in" svg:width="3.19271in" svg:height="3.19271in" presentation:class="graphic" presentation:placeholder="false">
        <draw:text-box>
          <text:list text:style-name="a253">
            <text:list-item>
              <text:p text:style-name="a252" text:class-names="" text:cond-style-name=""><text:span text:style-name="a250" text:class-names="">Cliquez sur l'icône pour ajouter une image</text:span><text:span text:style-name="a251" text:class-names=""/></text:p>
            </text:list-item>
          </text:list>
        </draw:text-box>
        <svg:title/>
        <svg:desc/>
      </draw:frame>
      <draw:frame draw:id="id42" presentation:style-name="a259" draw:name="Espace réservé d’image 3" svg:x="5.09535in" svg:y="2.36276in" svg:width="3.19271in" svg:height="3.19271in" presentation:class="graphic" presentation:placeholder="false">
        <draw:text-box>
          <text:list text:style-name="a258">
            <text:list-item>
              <text:p text:style-name="a257" text:class-names="" text:cond-style-name=""><text:span text:style-name="a255" text:class-names="">Cliquez sur l'icône pour ajouter une image</text:span><text:span text:style-name="a256" text:class-names=""/></text:p>
            </text:list-item>
          </text:list>
        </draw:text-box>
        <svg:title/>
        <svg:desc/>
      </draw:frame>
      <draw:frame draw:id="id43" presentation:style-name="a264" draw:name="Espace réservé d’image 3" svg:x="8.9907in" svg:y="2.36276in" svg:width="3.19271in" svg:height="3.19271in" presentation:class="graphic" presentation:placeholder="false">
        <draw:text-box>
          <text:list text:style-name="a263">
            <text:list-item>
              <text:p text:style-name="a262" text:class-names="" text:cond-style-name=""><text:span text:style-name="a260" text:class-names="">Cliquez sur l'icône pour ajouter une image</text:span><text:span text:style-name="a261" text:class-names=""/></text:p>
            </text:list-item>
          </text:list>
        </draw:text-box>
        <svg:title/>
        <svg:desc/>
      </draw:frame>
      <draw:frame draw:id="id44" presentation:style-name="a269" draw:name="Espace réservé du texte 3" svg:x="1.2in" svg:y="6.00062in" svg:width="3.19271in" svg:height="0.63816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5" text:class-names="">Le nom vient ici</text:span><text:span text:style-name="a266" text:class-names=""/></text:p>
            </text:list-item>
          </text:list>
        </draw:text-box>
        <svg:title/>
        <svg:desc/>
      </draw:frame>
      <draw:frame draw:id="id45" presentation:style-name="a274" draw:name="Espace réservé du texte 3" svg:x="5.10365in" svg:y="6.00062in" svg:width="3.19271in" svg:height="0.63816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0" text:class-names="">Le nom vient ici</text:span><text:span text:style-name="a271" text:class-names=""/></text:p>
            </text:list-item>
          </text:list>
        </draw:text-box>
        <svg:title/>
        <svg:desc/>
      </draw:frame>
      <draw:frame draw:id="id46" presentation:style-name="a279" draw:name="Espace réservé du texte 3" svg:x="9.00729in" svg:y="6.00062in" svg:width="3.19271in" svg:height="0.63816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5" text:class-names="">Le nom vient ici</text:span><text:span text:style-name="a276" text:class-names=""/></text:p>
            </text:list-item>
          </text:list>
        </draw:text-box>
        <svg:title/>
        <svg:desc/>
      </draw:frame>
      <draw:g draw:name="Groupe 25" draw:id="id47">
        <svg:title/>
        <svg:desc/>
        <draw:custom-shape svg:width="0.10828in" svg:height="0.10828in" draw:id="id49" draw:style-name="a286" draw:transform="translate(-0.05414in -0.05414in) rotate(-1.5708) translate(0.47401in 0.97838in)" draw:name="Ovale 26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0" draw:style-name="a289" draw:transform="translate(-0.05414in -0.05414in) rotate(-1.5708) translate(0.47401in 1.15578in)" draw:name="Ovale 27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1" draw:style-name="a292" draw:transform="translate(-0.05414in -0.05414in) rotate(-1.5708) translate(0.47401in 1.33319in)" draw:name="Ovale 28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2" draw:style-name="a295" draw:transform="translate(-0.05414in -0.05414in) rotate(-1.5708) translate(0.47401in 1.51059in)" draw:name="Ovale 29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3" draw:style-name="a298" draw:transform="translate(-0.05414in -0.05414in) rotate(-1.5708) translate(0.47401in 1.688in)" draw:name="Ovale 30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54" draw:style-name="a301" draw:transform="translate(-0.05414in -0.05414in) rotate(-1.5708) translate(0.47401in 0.80098in)" draw:name="Ovale 31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48" presentation:style-name="a283" draw:name="Titre 1" svg:x="1.2in" svg:y="0.4613in" svg:width="11in" svg:height="1.49724in" presentation:class="title" presentation:placeholder="false">
        <draw:text-box>
          <text:p text:style-name="a282" text:class-names="" text:cond-style-name=""><text:span text:style-name="a280" text:class-names="">Le titre vient ici</text:span><text:span text:style-name="a281" text:class-names=""/></text:p>
        </draw:text-box>
        <svg:title/>
        <svg:desc/>
      </draw:frame>
      <presentation:notes style:page-layout-name="pageLayout2" draw:style-name="a334">
        <draw:frame draw:id="id5" presentation:style-name="a304" draw:name="Espace réservé de l’en-tête 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9" draw:name="Espace réservé de la date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26/02/2020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10" draw:name="Espace réservé de l’image des diapositives 3">
          <svg:title/>
          <svg:desc/>
        </draw:page-thumbnail>
        <draw:frame draw:id="id8" presentation:style-name="a326" draw:name="Espace réservé des commentaires 4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Modifiez les styles du texte du masque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Deuxième niveau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4-cust-En-tête-de-section" style:page-layout-name="pageLayout1" draw:style-name="a335">
      <draw:frame draw:id="id55" presentation:style-name="a339" draw:name="Titre 1" svg:x="2.64422in" svg:y="0.83in" svg:width="8.0449in" svg:height="3.9in" presentation:class="title" presentation:placeholder="false">
        <draw:text-box>
          <text:p text:style-name="a338" text:class-names="" text:cond-style-name=""><text:span text:style-name="a336" text:class-names="">Modifiez le style du titre</text:span><text:span text:style-name="a337" text:class-names=""/></text:p>
        </draw:text-box>
        <svg:title/>
        <svg:desc/>
      </draw:frame>
      <draw:frame draw:id="id56" presentation:style-name="a344" draw:name="Espace réservé du texte 2" svg:x="2.64422in" svg:y="5.1in" svg:width="8.0449in" svg:height="1.25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0" text:class-names="">MODIFIEZ LES STYLES DU TEXTE DU MASQUE</text:span><text:span text:style-name="a341" text:class-names=""/></text:p>
            </text:list-item>
          </text:list>
        </draw:text-box>
        <svg:title/>
        <svg:desc/>
      </draw:frame>
      <draw:connector draw:type="line" svg:x1="1.26667in" svg:y1="4.905in" svg:x2="12.06667in" svg:y2="4.905in" draw:id="id57" draw:style-name="a345" draw:name="Connecteur droit 8">
        <svg:title/>
        <svg:desc/>
      </draw:connector>
      <draw:frame draw:id="id58" presentation:style-name="a350" draw:name="Espace réservé de la date 6" svg:x="8.98778in" svg:y="7.05035in" svg:width="2.8268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9" presentation:style-name="a353" draw:name="Espace réservé du pied de page 7" svg:x="1.2in" svg:y="7.05035in" svg:width="7.45654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0" presentation:style-name="a357" draw:name="Espace réservé du numéro de diapositive 10" svg:x="12.02273in" svg:y="7.05035in" svg:width="0.8530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>‹N°›</text:page-number></text:span><text:span text:style-name="a355" text:class-names=""/></text:p>
        </draw:text-box>
        <svg:title/>
        <svg:desc/>
      </draw:frame>
      <draw:custom-shape svg:x="11.40572in" svg:y="0.39449in" svg:width="1.13283in" svg:height="1.13283in" draw:id="id61" draw:style-name="a361" draw:name="Ovale 11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1.3054in" svg:y="4.8104in" svg:width="1.85968in" svg:height="1.85968in" draw:id="id62" draw:style-name="a364" draw:name="Ovale 12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72408in" svg:y="2.80597in" svg:width="0.30994in" svg:height="0.30994in" draw:id="id63" draw:style-name="a367" draw:name="Ovale 13">
        <svg:title/>
        <svg:desc/>
        <text:p text:style-name="a366" text:class-names="" text:cond-style-name=""><text:span text:style-name="a3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64" draw:style-name="a370" draw:name="Ovale 14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00671in" svg:y="0in" svg:width="1.85968in" svg:height="1.85968in" draw:id="id65" draw:style-name="a374" draw:name="Ovale 15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 38" draw:id="id66">
        <svg:title/>
        <svg:desc/>
        <draw:custom-shape svg:x="0.54167in" svg:y="0in" svg:width="1.46245in" svg:height="7.525in" draw:id="id67" draw:style-name="a377" draw:name="Forme libre 32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1337265 6880860" draw:enhanced-path="M 1173967 0 L 1319300 0 1204253 146399 C 519693 1061765 114300 2198040 114300 3429000 114300 4659960 519693 5796235 1204253 6711601 L 1337265 6880860 1191931 6880860 1112661 6779988 C 413839 5845552 0 4685605 0 3429000 0 2172395 413839 1012448 1112661 78012 L 1173967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173967 * ?f5 / 1337265"/>
            <draw:equation draw:name="f9" draw:formula="0 * ?f4 / 6880860"/>
            <draw:equation draw:name="f10" draw:formula="1319300 * ?f5 / 1337265"/>
            <draw:equation draw:name="f11" draw:formula="1204253 * ?f5 / 1337265"/>
            <draw:equation draw:name="f12" draw:formula="146399 * ?f4 / 6880860"/>
            <draw:equation draw:name="f13" draw:formula="114300 * ?f5 / 1337265"/>
            <draw:equation draw:name="f14" draw:formula="3429000 * ?f4 / 6880860"/>
            <draw:equation draw:name="f15" draw:formula="6711601 * ?f4 / 6880860"/>
            <draw:equation draw:name="f16" draw:formula="1337265 * ?f5 / 1337265"/>
            <draw:equation draw:name="f17" draw:formula="6880860 * ?f4 / 6880860"/>
            <draw:equation draw:name="f18" draw:formula="1191931 * ?f5 / 1337265"/>
            <draw:equation draw:name="f19" draw:formula="1112661 * ?f5 / 1337265"/>
            <draw:equation draw:name="f20" draw:formula="6779988 * ?f4 / 6880860"/>
            <draw:equation draw:name="f21" draw:formula="0 * ?f5 / 1337265"/>
            <draw:equation draw:name="f22" draw:formula="78012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x="11.32922in" svg:y="0in" svg:width="1.46245in" svg:height="7.525in" draw:id="id68" draw:style-name="a380" draw:name="Forme libre 31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1337265 6880860" draw:enhanced-path="M 17965 0 L 163299 0 224604 78012 C 923426 1012448 1337265 2172395 1337265 3429000 1337265 4685605 923426 5845552 224604 6779988 L 145334 6880860 0 6880860 133012 6711601 C 817572 5796235 1222965 4659960 1222965 3429000 1222965 2198040 817572 1061765 133012 146399 L 17965 0 Z N" draw:text-areas="?f38 ?f40 ?f39 ?f41" draw:glue-points="?f23 ?f24 ?f25 ?f24 ?f26 ?f27 ?f28 ?f29 ?f26 ?f30 ?f31 ?f32 ?f33 ?f32 ?f34 ?f35 ?f36 ?f29 ?f34 ?f37 ?f23 ?f24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37265"/>
            <draw:equation draw:name="f7" draw:formula="?f4 / 6880860"/>
            <draw:equation draw:name="f8" draw:formula="17965 * ?f5 / 1337265"/>
            <draw:equation draw:name="f9" draw:formula="0 * ?f4 / 6880860"/>
            <draw:equation draw:name="f10" draw:formula="163299 * ?f5 / 1337265"/>
            <draw:equation draw:name="f11" draw:formula="224604 * ?f5 / 1337265"/>
            <draw:equation draw:name="f12" draw:formula="78012 * ?f4 / 6880860"/>
            <draw:equation draw:name="f13" draw:formula="1337265 * ?f5 / 1337265"/>
            <draw:equation draw:name="f14" draw:formula="3429000 * ?f4 / 6880860"/>
            <draw:equation draw:name="f15" draw:formula="6779988 * ?f4 / 6880860"/>
            <draw:equation draw:name="f16" draw:formula="145334 * ?f5 / 1337265"/>
            <draw:equation draw:name="f17" draw:formula="6880860 * ?f4 / 6880860"/>
            <draw:equation draw:name="f18" draw:formula="0 * ?f5 / 1337265"/>
            <draw:equation draw:name="f19" draw:formula="133012 * ?f5 / 1337265"/>
            <draw:equation draw:name="f20" draw:formula="6711601 * ?f4 / 6880860"/>
            <draw:equation draw:name="f21" draw:formula="1222965 * ?f5 / 1337265"/>
            <draw:equation draw:name="f22" draw:formula="146399 * ?f4 / 688086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</draw:g>
      <presentation:notes style:page-layout-name="pageLayout2" draw:style-name="a413">
        <draw:frame draw:id="id5" presentation:style-name="a383" draw:name="Espace réservé de l’en-tête 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8" draw:name="Espace réservé de la date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4" text:class-names=""><text:date text:fixed="false" style:data-style-name="a385">26/02/2020</text:date></text:span><text:span text:style-name="a3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Espace réservé de l’image des diapositives 3">
          <svg:title/>
          <svg:desc/>
        </draw:page-thumbnail>
        <draw:frame draw:id="id8" presentation:style-name="a405" draw:name="Espace réservé des commentaires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Modifiez les styles du texte du masque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Deuxième niveau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list text:style-name="a404">
                              <text:list-item>
                                <text:p text:style-name="a403" text:class-names="" text:cond-style-name=""><text:span text:style-name="a401" text:class-names="">Cinquième niveau</text:span><text:span text:style-name="a4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8" draw:name="Espace réservé du pied de page 5" svg:x="0in" svg:y="9.49826in" svg:width="3.25in" svg:height="0.50174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>‹N°›</text:page-number></text:span><text:span text:style-name="a410" text:class-names=""/></text:p>
          </draw:text-box>
          <svg:title/>
          <svg:desc/>
        </draw:frame>
      </presentation:notes>
    </style:master-page>
    <style:master-page style:name="Master1-Layout5-cust-Deux-contenus" style:page-layout-name="pageLayout1" draw:style-name="a414">
      <draw:frame draw:id="id69" presentation:style-name="a431" draw:name="Espace réservé du contenu 2" svg:x="1.2in" svg:y="2.31944in" svg:width="5.07408in" svg:height="4.09907in" presentation:class="object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pour modifier les styles du texte du masque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Deuxième niveau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7" text:class-names="">Cinquième niveau</text:span><text:span text:style-name="a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48" draw:name="Espace réservé du contenu 3" svg:x="7.12592in" svg:y="2.31944in" svg:width="5.07408in" svg:height="4.09907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quez pour modifier les styles du texte du masque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Deuxième niveau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4" text:class-names="">Cinquième niveau</text:span><text:span text:style-name="a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3" draw:name="Espace réservé de la date 1" svg:x="8.98778in" svg:y="7.05035in" svg:width="2.82683in" svg:height="0.39931in" presentation:class="date-time" presentation:placeholder="false">
        <draw:text-box>
          <text:p text:style-name="a452" text:class-names="" text:cond-style-name=""><text:span text:style-name="a449" text:class-names=""><text:date text:fixed="false" style:data-style-name="a450"/></text:span><text:span text:style-name="a451" text:class-names=""/></text:p>
        </draw:text-box>
        <svg:title/>
        <svg:desc/>
      </draw:frame>
      <draw:frame draw:id="id72" presentation:style-name="a456" draw:name="Espace réservé du pied de page 8" svg:x="1.2in" svg:y="7.05035in" svg:width="7.45654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73" presentation:style-name="a460" draw:name="Espace réservé du numéro de diapositive 9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7" text:class-names=""><text:page-number style:num-format="1" text:fixed="false">‹N°›</text:page-number></text:span><text:span text:style-name="a458" text:class-names=""/></text:p>
        </draw:text-box>
        <svg:title/>
        <svg:desc/>
      </draw:frame>
      <draw:g draw:name="Groupe 10" draw:id="id74">
        <svg:title/>
        <svg:desc/>
        <draw:custom-shape svg:width="0.10828in" svg:height="0.10828in" draw:id="id80" draw:style-name="a480" draw:transform="translate(-0.05414in -0.05414in) rotate(-1.5708) translate(0.47401in 0.97838in)" draw:name="Ovale 11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1" draw:style-name="a483" draw:transform="translate(-0.05414in -0.05414in) rotate(-1.5708) translate(0.47401in 1.15578in)" draw:name="Ovale 12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2" draw:style-name="a486" draw:transform="translate(-0.05414in -0.05414in) rotate(-1.5708) translate(0.47401in 1.33319in)" draw:name="Ovale 13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3" draw:style-name="a489" draw:transform="translate(-0.05414in -0.05414in) rotate(-1.5708) translate(0.47401in 1.51059in)" draw:name="Ovale 14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4" draw:style-name="a492" draw:transform="translate(-0.05414in -0.05414in) rotate(-1.5708) translate(0.47401in 1.688in)" draw:name="Ovale 15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85" draw:style-name="a495" draw:transform="translate(-0.05414in -0.05414in) rotate(-1.5708) translate(0.47401in 0.80098in)" draw:name="Ovale 16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75" presentation:style-name="a464" draw:name="Titre 1" svg:x="1.2in" svg:y="0.4613in" svg:width="11in" svg:height="1.49724in" presentation:class="title" presentation:placeholder="false">
        <draw:text-box>
          <text:p text:style-name="a463" text:class-names="" text:cond-style-name=""><text:span text:style-name="a461" text:class-names="">Le titre vient ici</text:span><text:span text:style-name="a462" text:class-names=""/></text:p>
        </draw:text-box>
        <svg:title/>
        <svg:desc/>
      </draw:frame>
      <draw:custom-shape svg:x="11.40572in" svg:y="0.39449in" svg:width="1.13283in" svg:height="1.13283in" draw:id="id76" draw:style-name="a468" draw:name="Ovale 18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77" draw:style-name="a471" draw:name="Ovale 21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78" draw:style-name="a474" draw:name="Ovale 22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79" draw:style-name="a477" draw:name="Ovale 19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528">
        <draw:frame draw:id="id5" presentation:style-name="a498" draw:name="Espace réservé de l’en-tête 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6" presentation:style-name="a503" draw:name="Espace réservé de la date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26/02/2020</text:date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Espace réservé de l’image des diapositives 3">
          <svg:title/>
          <svg:desc/>
        </draw:page-thumbnail>
        <draw:frame draw:id="id8" presentation:style-name="a520" draw:name="Espace réservé des commentaire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Modifiez les styles du texte du masque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Deuxième niveau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6" text:class-names="">Cinquième niveau</text:span><text:span text:style-name="a5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6-cust-Comparaison" style:page-layout-name="pageLayout1" draw:style-name="a529">
      <draw:frame draw:id="id86" presentation:style-name="a533" draw:name="Espace réservé du texte 2" svg:x="1.2in" svg:y="2.25in" svg:width="5.07408in" svg:height="0.80521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550" draw:name="Espace réservé du contenu 3" svg:x="1.2in" svg:y="3.23521in" svg:width="5.07408in" svg:height="3.18331in" presentation:class="object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quez pour modifier les styles du texte du masque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Deuxième niveau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Cinquième niveau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554" draw:name="Espace réservé du texte 4" svg:x="7.12592in" svg:y="2.25in" svg:width="5.07408in" svg:height="0.80521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571" draw:name="Espace réservé du contenu 5" svg:x="7.12592in" svg:y="3.23521in" svg:width="5.07408in" svg:height="3.18331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z pour modifier les styles du texte du masque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Deuxième niveau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Cinquième niveau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76" draw:name="Espace réservé de la date 1" svg:x="8.98778in" svg:y="7.05035in" svg:width="2.82683in" svg:height="0.399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/></text:span><text:span text:style-name="a574" text:class-names=""/></text:p>
        </draw:text-box>
        <svg:title/>
        <svg:desc/>
      </draw:frame>
      <draw:frame draw:id="id91" presentation:style-name="a579" draw:name="Espace réservé du pied de page 10" svg:x="1.2in" svg:y="7.05035in" svg:width="7.45654in" svg:height="0.39931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92" presentation:style-name="a583" draw:name="Espace réservé au numéro de diapositive 11" svg:x="12.02273in" svg:y="7.05035in" svg:width="0.85303in" svg:height="0.39931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>‹N°›</text:page-number></text:span><text:span text:style-name="a581" text:class-names=""/></text:p>
        </draw:text-box>
        <svg:title/>
        <svg:desc/>
      </draw:frame>
      <draw:g draw:name="Groupe 12" draw:id="id93">
        <svg:title/>
        <svg:desc/>
        <draw:custom-shape svg:width="0.10828in" svg:height="0.10828in" draw:id="id99" draw:style-name="a603" draw:transform="translate(-0.05414in -0.05414in) rotate(-1.5708) translate(0.47401in 0.97838in)" draw:name="Ovale 13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0" draw:style-name="a606" draw:transform="translate(-0.05414in -0.05414in) rotate(-1.5708) translate(0.47401in 1.15578in)" draw:name="Ovale 1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1" draw:style-name="a609" draw:transform="translate(-0.05414in -0.05414in) rotate(-1.5708) translate(0.47401in 1.33319in)" draw:name="Ovale 15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2" draw:style-name="a612" draw:transform="translate(-0.05414in -0.05414in) rotate(-1.5708) translate(0.47401in 1.51059in)" draw:name="Ovale 16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3" draw:style-name="a615" draw:transform="translate(-0.05414in -0.05414in) rotate(-1.5708) translate(0.47401in 1.688in)" draw:name="Ovale 17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04" draw:style-name="a618" draw:transform="translate(-0.05414in -0.05414in) rotate(-1.5708) translate(0.47401in 0.80098in)" draw:name="Ovale 18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94" presentation:style-name="a587" draw:name="Titre 1" svg:x="1.2in" svg:y="0.4613in" svg:width="11in" svg:height="1.49724in" presentation:class="title" presentation:placeholder="false">
        <draw:text-box>
          <text:p text:style-name="a586" text:class-names="" text:cond-style-name=""><text:span text:style-name="a584" text:class-names="">Le titre vient ici</text:span><text:span text:style-name="a585" text:class-names=""/></text:p>
        </draw:text-box>
        <svg:title/>
        <svg:desc/>
      </draw:frame>
      <draw:custom-shape svg:x="11.40572in" svg:y="0.39449in" svg:width="1.13283in" svg:height="1.13283in" draw:id="id95" draw:style-name="a591" draw:name="Ovale 20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96" draw:style-name="a594" draw:name="Ovale 23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97" draw:style-name="a597" draw:name="Ovale 25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98" draw:style-name="a600" draw:name="Ovale 21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651">
        <draw:frame draw:id="id5" presentation:style-name="a621" draw:name="Espace réservé de l’en-tête 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Espace réservé de la date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26/02/2020</text:date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Espace réservé de l’image des diapositives 3">
          <svg:title/>
          <svg:desc/>
        </draw:page-thumbnail>
        <draw:frame draw:id="id8" presentation:style-name="a643" draw:name="Espace réservé des commentaire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Modifiez les styles du texte du masque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Deuxième niveau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Espace réservé du pied de page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Espace réservé du numéro de diapositive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N°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7-cust-Titre-uniquement" style:page-layout-name="pageLayout1" draw:style-name="a652">
      <draw:frame draw:id="id105" presentation:style-name="a657" draw:name="Espace réservé de la date 5" svg:x="8.98778in" svg:y="7.05035in" svg:width="2.82683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/></text:span><text:span text:style-name="a655" text:class-names=""/></text:p>
        </draw:text-box>
        <svg:title/>
        <svg:desc/>
      </draw:frame>
      <draw:frame draw:id="id106" presentation:style-name="a660" draw:name="Espace réservé du pied de page 6" svg:x="1.2in" svg:y="7.05035in" svg:width="7.45654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07" presentation:style-name="a664" draw:name="Espace réservé du numéro de diapositive 7" svg:x="12.02273in" svg:y="7.05035in" svg:width="0.85303in" svg:height="0.39931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>‹N°›</text:page-number></text:span><text:span text:style-name="a662" text:class-names=""/></text:p>
        </draw:text-box>
        <svg:title/>
        <svg:desc/>
      </draw:frame>
      <draw:g draw:name="Groupe 8" draw:id="id108">
        <svg:title/>
        <svg:desc/>
        <draw:custom-shape svg:width="0.10828in" svg:height="0.10828in" draw:id="id114" draw:style-name="a684" draw:transform="translate(-0.05414in -0.05414in) rotate(-1.5708) translate(0.47401in 0.97838in)" draw:name="Ovale 9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5" draw:style-name="a687" draw:transform="translate(-0.05414in -0.05414in) rotate(-1.5708) translate(0.47401in 1.15578in)" draw:name="Ovale 10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6" draw:style-name="a690" draw:transform="translate(-0.05414in -0.05414in) rotate(-1.5708) translate(0.47401in 1.33319in)" draw:name="Ovale 11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7" draw:style-name="a693" draw:transform="translate(-0.05414in -0.05414in) rotate(-1.5708) translate(0.47401in 1.51059in)" draw:name="Ovale 12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8" draw:style-name="a696" draw:transform="translate(-0.05414in -0.05414in) rotate(-1.5708) translate(0.47401in 1.688in)" draw:name="Ovale 13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19" draw:style-name="a699" draw:transform="translate(-0.05414in -0.05414in) rotate(-1.5708) translate(0.47401in 0.80098in)" draw:name="Ovale 14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09" presentation:style-name="a668" draw:name="Titre 1" svg:x="1.2in" svg:y="0.4613in" svg:width="11in" svg:height="1.49724in" presentation:class="title" presentation:placeholder="false">
        <draw:text-box>
          <text:p text:style-name="a667" text:class-names="" text:cond-style-name=""><text:span text:style-name="a665" text:class-names="">Le titre vient ici</text:span><text:span text:style-name="a666" text:class-names=""/></text:p>
        </draw:text-box>
        <svg:title/>
        <svg:desc/>
      </draw:frame>
      <draw:custom-shape svg:x="11.40572in" svg:y="0.39449in" svg:width="1.13283in" svg:height="1.13283in" draw:id="id110" draw:style-name="a672" draw:name="Ovale 16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.50097in" svg:y="5.93881in" svg:width="0.10828in" svg:height="0.10828in" draw:id="id111" draw:style-name="a675" draw:name="Ovale 22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6.19485in" svg:y="0.1371in" svg:width="0.19291in" svg:height="0.19291in" draw:id="id112" draw:style-name="a678" draw:name="Ovale 23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2.44924in" svg:y="6.6in" svg:width="0.84965in" svg:height="0.84965in" draw:id="id113" draw:style-name="a681" draw:name="Ovale 26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presentation:notes style:page-layout-name="pageLayout2" draw:style-name="a732">
        <draw:frame draw:id="id5" presentation:style-name="a702" draw:name="Espace réservé de l’en-tête 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6" presentation:style-name="a707" draw:name="Espace réservé de la date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3" text:class-names=""><text:date text:fixed="false" style:data-style-name="a704">26/02/2020</text:date></text:span><text:span text:style-name="a7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8" draw:name="Espace réservé de l’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Modifiez les styles du texte du masque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Deuxième niveau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0" text:class-names="">Cinquième niveau</text:span><text:span text:style-name="a7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1" draw:name="Espace réservé du numéro de diapositive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8" text:class-names=""><text:page-number style:num-format="1" text:fixed="false">‹N°›</text:page-number></text:span><text:span text:style-name="a729" text:class-names=""/></text:p>
          </draw:text-box>
          <svg:title/>
          <svg:desc/>
        </draw:frame>
      </presentation:notes>
    </style:master-page>
    <style:master-page style:name="Master1-Layout8-cust-1_Titre-uniquement" style:page-layout-name="pageLayout1" draw:style-name="a733">
      <draw:frame draw:id="id120" presentation:style-name="a738" draw:name="Espace réservé de la date 5" svg:x="8.98778in" svg:y="7.05035in" svg:width="2.82683in" svg:height="0.39931in" presentation:class="date-time" presentation:placeholder="false">
        <draw:text-box>
          <text:p text:style-name="a737" text:class-names="" text:cond-style-name=""><text:span text:style-name="a734" text:class-names=""><text:date text:fixed="false" style:data-style-name="a735"/></text:span><text:span text:style-name="a736" text:class-names=""/></text:p>
        </draw:text-box>
        <svg:title/>
        <svg:desc/>
      </draw:frame>
      <draw:frame draw:id="id121" presentation:style-name="a741" draw:name="Espace réservé du pied de page 6" svg:x="1.2in" svg:y="7.05035in" svg:width="7.45654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22" presentation:style-name="a745" draw:name="Espace réservé du numéro de diapositive 7" svg:x="12.02273in" svg:y="7.05035in" svg:width="0.85303in" svg:height="0.39931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>‹N°›</text:page-number></text:span><text:span text:style-name="a743" text:class-names=""/></text:p>
        </draw:text-box>
        <svg:title/>
        <svg:desc/>
      </draw:frame>
      <draw:g draw:name="Groupe 8" draw:id="id123">
        <svg:title/>
        <svg:desc/>
        <draw:custom-shape svg:width="0.10828in" svg:height="0.10828in" draw:id="id127" draw:style-name="a775" draw:transform="translate(-0.05414in -0.05414in) rotate(-1.5708) translate(0.47401in 0.97838in)" draw:name="Ovale 9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8" draw:style-name="a778" draw:transform="translate(-0.05414in -0.05414in) rotate(-1.5708) translate(0.47401in 1.15578in)" draw:name="Ovale 10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29" draw:style-name="a781" draw:transform="translate(-0.05414in -0.05414in) rotate(-1.5708) translate(0.47401in 1.33319in)" draw:name="Ovale 11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0" draw:style-name="a784" draw:transform="translate(-0.05414in -0.05414in) rotate(-1.5708) translate(0.47401in 1.51059in)" draw:name="Ovale 12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1" draw:style-name="a787" draw:transform="translate(-0.05414in -0.05414in) rotate(-1.5708) translate(0.47401in 1.688in)" draw:name="Ovale 1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0828in" svg:height="0.10828in" draw:id="id132" draw:style-name="a790" draw:transform="translate(-0.05414in -0.05414in) rotate(-1.5708) translate(0.47401in 0.80098in)" draw:name="Ovale 14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124" presentation:style-name="a749" draw:name="Titre 1" svg:x="1.2in" svg:y="0.4613in" svg:width="6.2898in" svg:height="1.49724in" presentation:class="title" presentation:placeholder="false">
        <draw:text-box>
          <text:p text:style-name="a748" text:class-names="" text:cond-style-name=""><text:span text:style-name="a746" text:class-names="">Le titre vient ici</text:span><text:span text:style-name="a747" text:class-names=""/></text:p>
        </draw:text-box>
        <svg:title/>
        <svg:desc/>
      </draw:frame>
      <draw:frame draw:id="id125" presentation:style-name="a755" draw:name="Espace réservé d’image 20" svg:x="8.66321in" svg:y="0in" svg:width="4.67012in" svg:height="7.5in" presentation:class="graphic" presentation:placeholder="false">
        <draw:text-box>
          <text:list text:style-name="a753">
            <text:list-item>
              <text:p text:style-name="a752" text:class-names="" text:cond-style-name=""><text:span text:style-name="a750" text:class-names="">Cliquez sur l'icône pour ajouter une image</text:span><text:span text:style-name="a751" text:class-names=""/></text:p>
            </text:list-item>
          </text:list>
        </draw:text-box>
        <svg:title/>
        <svg:desc/>
      </draw:frame>
      <draw:frame draw:id="id126" presentation:style-name="a772" draw:name="Espace réservé du contenu 2" svg:x="1.2in" svg:y="2.54017in" svg:width="6.2898in" svg:height="4.40969in" presentation:class="object" presentation:placeholder="false">
        <draw:text-box>
          <text:list text:style-name="a758">
            <text:list-item>
              <text:p text:style-name="a757" text:class-names="" text:cond-style-name=""><text:span text:style-name="a756" text:class-names="">Cliquez pour modifier les styles du texte du masque</text:span></text:p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Deuxième niveau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Cinquième niveau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23">
        <draw:frame draw:id="id5" presentation:style-name="a793" draw:name="Espace réservé de l’en-tête 1" svg:x="0in" svg:y="0in" svg:width="3.25in" svg:height="0.50174in" presentation:class="head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6" presentation:style-name="a798" draw:name="Espace réservé de la date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4" text:class-names=""><text:date text:fixed="false" style:data-style-name="a795">26/02/2020</text:date></text:span><text:span text:style-name="a7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9" draw:name="Espace réservé de l’image des diapositives 3">
          <svg:title/>
          <svg:desc/>
        </draw:page-thumbnail>
        <draw:frame draw:id="id8" presentation:style-name="a815" draw:name="Espace réservé des commentaires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Modifiez les styles du texte du masque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Deuxième niveau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1" text:class-names="">Cinquième niveau</text:span><text:span text:style-name="a8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8" draw:name="Espace réservé du pied de page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0" presentation:style-name="a822" draw:name="Espace réservé du numéro de diapositive 6" svg:x="4.24826in" svg:y="9.49826in" svg:width="3.25in" svg:height="0.501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N°›</text:page-number></text:span><text:span text:style-name="a820" text:class-names=""/></text:p>
          </draw:text-box>
          <svg:title/>
          <svg:desc/>
        </draw:frame>
      </presentation:notes>
    </style:master-page>
    <style:master-page style:name="Master1-Layout9-blank-Vide" style:page-layout-name="pageLayout1" draw:style-name="a824">
      <draw:frame draw:id="id133" presentation:style-name="a829" draw:name="Espace réservé de la date 1" svg:x="8.98778in" svg:y="7.05035in" svg:width="2.82683in" svg:height="0.39931in" presentation:class="date-time" presentation:placeholder="false">
        <draw:text-box>
          <text:p text:style-name="a828" text:class-names="" text:cond-style-name=""><text:span text:style-name="a825" text:class-names=""><text:date text:fixed="false" style:data-style-name="a826"/></text:span><text:span text:style-name="a827" text:class-names=""/></text:p>
        </draw:text-box>
        <svg:title/>
        <svg:desc/>
      </draw:frame>
      <draw:frame draw:id="id134" presentation:style-name="a832" draw:name="Espace réservé du pied de page 2" svg:x="1.2in" svg:y="7.05035in" svg:width="7.45654in" svg:height="0.39931in" presentation:class="footer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35" presentation:style-name="a836" draw:name="Espace réservé du numéro de diapositive 3" svg:x="12.02273in" svg:y="7.05035in" svg:width="0.85303in" svg:height="0.39931in" presentation:class="page-number" presentation:placeholder="false">
        <draw:text-box>
          <text:p text:style-name="a835" text:class-names="" text:cond-style-name=""><text:span text:style-name="a833" text:class-names=""><text:page-number style:num-format="1" text:fixed="false">‹N°›</text:page-number></text:span><text:span text:style-name="a834" text:class-names=""/></text:p>
        </draw:text-box>
        <svg:title/>
        <svg:desc/>
      </draw:frame>
      <presentation:notes style:page-layout-name="pageLayout2" draw:style-name="a869">
        <draw:frame draw:id="id5" presentation:style-name="a839" draw:name="Espace réservé de l’en-tête 1" svg:x="0in" svg:y="0in" svg:width="3.25in" svg:height="0.50174in" presentation:class="head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6" presentation:style-name="a844" draw:name="Espace réservé de la date 2" svg:x="4.24826in" svg:y="0in" svg:width="3.25in" svg:height="0.50174in" presentation:class="date-time" presentation:placeholder="false">
          <draw:text-box>
            <text:p text:style-name="a843" text:class-names="" text:cond-style-name=""><text:span text:style-name="a840" text:class-names=""><text:date text:fixed="false" style:data-style-name="a841">26/02/2020</text:date></text:span><text:span text:style-name="a8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5" draw:name="Espace réservé de l’image des diapositives 3">
          <svg:title/>
          <svg:desc/>
        </draw:page-thumbnail>
        <draw:frame draw:id="id8" presentation:style-name="a861" draw:name="Espace réservé des commentaires 4" svg:x="0.75in" svg:y="4.8125in" svg:width="6in" svg:height="3.9375in" presentation:class="notes" presentation:placeholder="false">
          <draw:text-box>
            <text:p text:style-name="a847" text:class-names="" text:cond-style-name=""><text:span text:style-name="a846" text:class-names="">Modifiez les styles du texte du masque</text:span></text:p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Deuxième niveau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p text:style-name="a852" text:class-names="" text:cond-style-name=""><text:span text:style-name="a8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list text:style-name="a856">
                          <text:list-item>
                            <text:p text:style-name="a855" text:class-names="" text:cond-style-name=""><text:span text:style-name="a8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list text:style-name="a860">
                              <text:list-item>
                                <text:p text:style-name="a859" text:class-names="" text:cond-style-name=""><text:span text:style-name="a857" text:class-names="">Cinquième niveau</text:span><text:span text:style-name="a8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4" draw:name="Espace réservé du pied de page 5" svg:x="0in" svg:y="9.49826in" svg:width="3.25in" svg:height="0.50174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0" presentation:style-name="a868" draw:name="Espace réservé du numéro de diapositive 6" svg:x="4.24826in" svg:y="9.49826in" svg:width="3.25in" svg:height="0.50174in" presentation:class="page-number" presentation:placeholder="false">
          <draw:text-box>
            <text:p text:style-name="a867" text:class-names="" text:cond-style-name=""><text:span text:style-name="a865" text:class-names=""><text:page-number style:num-format="1" text:fixed="false">‹N°›</text:page-number></text:span><text:span text:style-name="a866" text:class-names=""/></text:p>
          </draw:text-box>
          <svg:title/>
          <svg:desc/>
        </draw:frame>
      </presentation:notes>
    </style:master-page>
    <style:handout-master style:page-layout-name="pageLayout3" draw:style-name="a870">
      <draw:frame draw:id="id136" presentation:style-name="a873" draw:name="Espace réservé de l’en-tête 1" svg:x="0in" svg:y="0in" svg:width="3.25in" svg:height="0.50174in" presentation:class="header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137" presentation:style-name="a878" draw:name="Espace réservé de la date 2" svg:x="4.24826in" svg:y="0in" svg:width="3.25in" svg:height="0.50174in" presentation:class="date-time" presentation:placeholder="false">
        <draw:text-box>
          <text:p text:style-name="a877" text:class-names="" text:cond-style-name=""><text:span text:style-name="a874" text:class-names=""><text:date text:fixed="false" style:data-style-name="a875">26/02/2020</text:date></text:span><text:span text:style-name="a876" text:class-names=""/></text:p>
        </draw:text-box>
        <svg:title/>
        <svg:desc/>
      </draw:frame>
      <draw:frame draw:id="id138" presentation:style-name="a881" draw:name="Espace réservé du pied de page 3" svg:x="0in" svg:y="9.49826in" svg:width="3.25in" svg:height="0.50174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39" presentation:style-name="a885" draw:name="Espace réservé du numéro de diapositive 4" svg:x="4.24826in" svg:y="9.49826in" svg:width="3.25in" svg:height="0.50174in" presentation:class="page-number" presentation:placeholder="false">
        <draw:text-box>
          <text:p text:style-name="a884" text:class-names="" text:cond-style-name=""><text:span text:style-name="a882" text:class-names=""><text:page-number style:num-format="1" text:fixed="false">‹N°›</text:page-number></text:span><text:span text:style-name="a88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0-05-29T00:10:22Z</meta:creation-date>
    <dc:date>2020-05-29T00:21:36Z</dc:date>
    <meta:editing-cycles>1</meta:editing-cycles>
    <meta:editing-duration>PT0S</meta:editing-duration>
    <meta:document-statistic meta:paragraph-count="50" meta:word-count="101"/>
  </office:meta>
</office:document-meta>
</file>